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n" fo:country="US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Preformatted_20_Text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tw-target-text"/>So that the speedometer wakes up, you have to send a CAN message with the ID 0x3C0 every 100 ms.</text:p>
      <text:p text:style-name="P3"/>
      <text:p text:style-name="P2">The message consists of four bytes:</text:p>
      <text:p text:style-name="P2">1st byte: appears to be a checksum</text:p>
      <text:p text:style-name="P2">2nd byte: is a counting byte that is incremented by one with each message (from 0x00 to 0x0F, then 0x00 again)</text:p>
      <text:p text:style-name="P2">3rd byte: The terminal status appears to be: 0x27 = ignition on</text:p>
      <text:p text:style-name="P2">4th byte: was always 0x00 in my traces</text:p>
      <text:p text:style-name="P3"/>
      <text:p text:style-name="P2">The checksum appears to be the XOR operation of the three following bytes and 0xC3.</text:p>
      <text:p text:style-name="P3"/>
      <text:p text:style-name="P2">I just send the message to my speedometer every 100 ms:</text:p>
      <text:p text:style-name="P2">0x3C0 4 0xE6 0x02 0x27 0x00</text:p>
      <text:p text:style-name="P1">That's enough for him. You don't have to increment the counter variable at all. The 100ms grid does not have to be exactly right eith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2:52:36.986000000</meta:creation-date>
    <dc:date>2021-04-01T13:35:45.278000000</dc:date>
    <meta:editing-duration>PT32M58S</meta:editing-duration>
    <meta:editing-cycles>1</meta:editing-cycles>
    <meta:document-statistic meta:table-count="0" meta:image-count="0" meta:object-count="0" meta:page-count="1" meta:paragraph-count="10" meta:word-count="131" meta:character-count="676" meta:non-whitespace-character-count="555"/>
    <meta:generator>LibreOffice/6.1.0.3$Windows_X86_64 LibreOffice_project/efb621ed25068d70781dc026f7e9c5187a4decd1</meta:generator>
  </office:meta>
</office:document-meta>
</file>